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EB Garamond" svg:font-family="'EB Garamon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B Garamond1" svg:font-family="'EB Garamond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master-page-name="Standard">
      <style:paragraph-properties fo:margin-top="0.1665in" fo:margin-bottom="0.1665in" loext:contextual-spacing="false" fo:line-height="100%" style:page-number="1"/>
    </style:style>
    <style:style style:name="P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T1" style:family="text">
      <style:text-properties style:font-name="EB Garamond" style:font-name-asian="EB Garamond1" style:font-name-complex="EB Garamond1"/>
    </style:style>
    <style:style style:name="T2" style:family="text">
      <style:text-properties style:font-name="EB Garamond" fo:font-style="italic" style:font-name-asian="EB Garamond1" style:font-style-asian="italic" style:font-name-complex="EB Garamon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ate: April 23, 2025</text:span></text:p>
      <text:p text:style-name="P1"><text:span text:style-name="T1">Today’s topic was foreign exchange rates. I always saw currency rates changing on Google but never really thought about </text:span><text:span text:style-name="T2">why</text:span><text:span text:style-name="T1"> they change. Here’s what I learned:</text:span></text:p>
      <text:list xml:id="list3427752476" text:style-name="WWNum1">
        <text:list-item>
          <text:p text:style-name="P3"><text:span text:style-name="T1">Exchange rates are mainly decided by demand and supply in the market.<text:line-break/> → If more people want a currency, its value goes up. If fewer people want it, it goes down.<text:line-break/></text:span></text:p>
        </text:list-item>
        <text:list-item>
          <text:p text:style-name="P4"><text:span text:style-name="T1">I finally understood what it means when we say there's a demand or supply for foreign currency.<text:line-break/> → Demand happens when we need to buy things from other countries or invest abroad.<text:line-break/> → Supply happens when foreigners buy our goods or invest here — they need our currency.<text:line-break/></text:span></text:p>
        </text:list-item>
        <text:list-item>
          <text:p text:style-name="P4"><text:span text:style-name="T1">Countries like India follow a flexible or managed float exchange rate. That means the rate is mostly decided by the market, but the government or RBI can step in to control it when needed.<text:line-break/></text:span></text:p>
        </text:list-item>
        <text:list-item>
          <text:p text:style-name="P4"><text:span text:style-name="T1">The government intervenes if the currency is fluctuating too much or hurting trade/inflation.<text:line-break/> → For example, the RBI</text:span></text:p>
        </text:list-item>
        <text:list-item>
          <text:p text:style-name="P4"><text:span text:style-name="T1"><text:s/>might sell US dollars to help the rupee stay strong.<text:line-break/></text:span></text:p>
        </text:list-item>
        <text:list-item>
          <text:p text:style-name="P4"><text:span text:style-name="T1">What amazed me the most was how technology tracks exchange rates in </text:span><text:span text:style-name="T2">real time</text:span><text:span text:style-name="T1">.<text:line-break/> → Apps, websites, and AI systems help people, banks, and even governments watch currency movements every second.<text:line-break/></text:span></text:p>
        </text:list-item>
        <text:list-item>
          <text:p text:style-name="P5"><text:span text:style-name="T1">I never realized how much a country’s economy, trade, and politics are connected to these tiny changes in currency value.<text:line-break/></text:span></text:p>
        </text:list-item>
      </text:list>
      <text:p text:style-name="P1"><text:span text:style-name="T1">Reflection:<text:line-break/> Exchange rates seemed like just numbers before. But now, I see how deeply they affect everyday things — from the price of petrol to job markets. It feels empowering to understand how currencies work, and I’m excited to learn mor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EB Garamond" svg:font-family="'EB Garamon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B Garamond1" svg:font-family="'EB Garamond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EB Garamond" fo:font-family="'EB Garamond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268" meta:character-count="1536" meta:non-whitespace-character-count="1270"/>
    <meta:generator>LibreOfficeDev/6.0.5.2$Linux_X86_64 LibreOffice_project/</meta:generator>
  </office:meta>
</office:document-meta>
</file>